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202.11pt"/>
    </style:style>
    <style:style style:name="co12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5" style:family="table-column">
      <style:table-column-properties fo:break-before="auto" style:column-width="275.3pt"/>
    </style:style>
    <style:style style:name="co16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near_shadowraze_back</text:p>
          </table:table-cell>
          <table:table-cell table:style-name="ce10" office:value-type="string" calcext:value-type="string">
            <text:p>cancel_evade_ne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medium_shadowraze_back</text:p>
          </table:table-cell>
          <table:table-cell table:style-name="ce10" office:value-type="string" calcext:value-type="string">
            <text:p>cancel_evade_medium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10" office:value-type="string" calcext:value-type="string">
            <text:p>wait_evade_far_shadowraze_back</text:p>
          </table:table-cell>
          <table:table-cell table:style-name="ce10" office:value-type="string" calcext:value-type="string">
            <text:p>cancel_evade_far_shadowraze_back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medium_shadowraze_front</text:p>
          </table:table-cell>
          <table:table-cell table:style-name="ce10" office:value-type="string" calcext:value-type="string">
            <text:p>cancel_evade_medium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10" office:value-type="string" calcext:value-type="string">
            <text:p>wait_evade_far_shadowraze_front</text:p>
          </table:table-cell>
          <table:table-cell table:style-name="ce10" office:value-type="string" calcext:value-type="string">
            <text:p>cancel_evade_far_shadowraze_front</text:p>
          </table:table-cell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number-columns-repeated="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FARM.A13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21:05:43.602025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7T21:37:15.186086426</dc:date>
    <meta:editing-duration>P3DT12H24M34S</meta:editing-duration>
    <meta:editing-cycles>2829</meta:editing-cycles>
    <dc:creator>Ilya Shpigor</dc:creator>
    <meta:document-statistic meta:table-count="4" meta:cell-count="302" meta:object-count="0"/>
  </office:meta>
</office:document-meta>
</file>